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adornments="Medium" style:font-pitch="variable"/>
    <style:font-face style:name="Libre Franklin SemiBold" svg:font-family="'Libre Franklin SemiBold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Micro Hei Mono" svg:font-family="'WenQuanYi Micro Hei Mono'" style:font-family-generic="modern" style:font-pitch="fixed"/>
  </office:font-face-decls>
  <office:automatic-styles>
    <style:style style:name="P1" style:family="paragraph" style:parent-style-name="Standard">
      <style:text-properties style:font-name="Libre Franklin Medium"/>
    </style:style>
    <style:style style:name="P2" style:family="paragraph" style:parent-style-name="Standard">
      <style:text-properties style:font-name="Libre Franklin Medium" fo:font-size="10pt" style:font-size-asian="10pt" style:font-size-complex="10pt"/>
    </style:style>
    <style:style style:name="P3" style:family="paragraph" style:parent-style-name="Standard">
      <style:text-properties style:font-name="Libre Franklin Medium" fo:font-size="10pt" style:font-size-asian="8.75pt" style:font-size-complex="10pt"/>
    </style:style>
    <style:style style:name="P4" style:family="paragraph" style:parent-style-name="Standard">
      <style:text-properties style:font-name="Libre Franklin Medium" fo:font-size="10pt" officeooo:paragraph-rsid="0025564f" style:font-size-asian="8.75pt" style:font-size-complex="10pt"/>
    </style:style>
    <style:style style:name="P5" style:family="paragraph" style:parent-style-name="Standard">
      <style:text-properties style:font-name="Libre Franklin Medium" fo:font-size="10pt" officeooo:paragraph-rsid="00263a0c" style:font-size-asian="8.75pt" style:font-size-complex="10pt"/>
    </style:style>
    <style:style style:name="P6" style:family="paragraph" style:parent-style-name="Standard">
      <style:text-properties style:font-name="Libre Franklin Medium" fo:font-size="10pt" officeooo:paragraph-rsid="00290373" style:font-size-asian="8.75pt" style:font-size-complex="10pt"/>
    </style:style>
    <style:style style:name="P7" style:family="paragraph" style:parent-style-name="Standard">
      <style:text-properties style:font-name="Libre Franklin Medium" fo:font-size="10pt" officeooo:rsid="00290373" officeooo:paragraph-rsid="00290373" style:font-size-asian="8.75pt" style:font-size-complex="10pt"/>
    </style:style>
    <style:style style:name="P8" style:family="paragraph" style:parent-style-name="Standard">
      <style:text-properties style:font-name="Libre Franklin Medium" fo:font-size="10pt" officeooo:paragraph-rsid="002a60a6" style:font-size-asian="8.75pt" style:font-size-complex="10pt"/>
    </style:style>
    <style:style style:name="P9" style:family="paragraph" style:parent-style-name="Standard">
      <style:text-properties style:font-name="Libre Franklin Medium" officeooo:paragraph-rsid="001fe40f"/>
    </style:style>
    <style:style style:name="P10" style:family="paragraph" style:parent-style-name="Standard">
      <style:text-properties style:font-name="Libre Franklin Medium" officeooo:paragraph-rsid="0021da07"/>
    </style:style>
    <style:style style:name="P11" style:family="paragraph" style:parent-style-name="Standard">
      <style:text-properties style:font-name="Libre Franklin Medium" officeooo:paragraph-rsid="0025564f"/>
    </style:style>
    <style:style style:name="P12" style:family="paragraph" style:parent-style-name="Standard">
      <style:text-properties style:font-name="Libre Franklin Medium" officeooo:paragraph-rsid="00263a0c"/>
    </style:style>
    <style:style style:name="P13" style:family="paragraph" style:parent-style-name="Standard">
      <style:text-properties style:font-name="Libre Franklin Medium" officeooo:rsid="00263a0c" officeooo:paragraph-rsid="00263a0c"/>
    </style:style>
    <style:style style:name="P14" style:family="paragraph" style:parent-style-name="Standard">
      <style:text-properties style:font-name="Libre Franklin Medium" officeooo:paragraph-rsid="00290373"/>
    </style:style>
    <style:style style:name="P15" style:family="paragraph" style:parent-style-name="Standard">
      <style:text-properties style:font-name="Libre Franklin Medium" officeooo:rsid="00290373" officeooo:paragraph-rsid="00290373"/>
    </style:style>
    <style:style style:name="P16" style:family="paragraph" style:parent-style-name="Standard">
      <style:text-properties style:font-name="Libre Franklin Medium" officeooo:rsid="00290373" officeooo:paragraph-rsid="002a60a6"/>
    </style:style>
    <style:style style:name="P17" style:family="paragraph" style:parent-style-name="Standard">
      <style:text-properties style:font-name="Libre Franklin Medium" officeooo:paragraph-rsid="002a60a6"/>
    </style:style>
    <style:style style:name="P18" style:family="paragraph" style:parent-style-name="Standard">
      <style:text-properties style:font-name="Libre Franklin Medium" officeooo:paragraph-rsid="002ab907"/>
    </style:style>
    <style:style style:name="P19" style:family="paragraph" style:parent-style-name="Standard">
      <style:paragraph-properties fo:text-align="center" style:justify-single-word="false"/>
      <style:text-properties style:font-name="Libre Franklin SemiBold" fo:font-size="10pt" style:font-size-asian="10pt" style:font-size-complex="10pt"/>
    </style:style>
    <style:style style:name="P20" style:family="paragraph" style:parent-style-name="Standard">
      <style:text-properties style:font-name="Libre Franklin SemiBold"/>
    </style:style>
    <style:style style:name="P21" style:family="paragraph" style:parent-style-name="Standard">
      <style:paragraph-properties fo:text-align="center" style:justify-single-word="false"/>
      <style:text-properties fo:color="#ff0000" loext:opacity="100%" style:font-name="Libre Franklin SemiBold"/>
    </style:style>
    <style:style style:name="P22" style:family="paragraph" style:parent-style-name="Standard">
      <style:text-properties fo:color="#ff0000" loext:opacity="100%" style:font-name="Libre Franklin Medium" fo:font-size="11pt" officeooo:paragraph-rsid="001fe40f" style:font-size-asian="11pt" style:font-size-complex="11pt"/>
    </style:style>
    <style:style style:name="P23" style:family="paragraph" style:parent-style-name="Standard">
      <style:text-properties fo:color="#ff0000" loext:opacity="100%" style:font-name="Libre Franklin Medium" fo:font-size="11pt" style:font-size-asian="11pt" style:font-size-complex="11pt"/>
    </style:style>
    <style:style style:name="P24" style:family="paragraph" style:parent-style-name="Standard">
      <style:text-properties fo:color="#ff0000" loext:opacity="100%" style:font-name="Libre Franklin Medium" fo:font-size="11pt" officeooo:paragraph-rsid="0021da07" style:font-size-asian="11pt" style:font-size-complex="11pt"/>
    </style:style>
    <style:style style:name="P25" style:family="paragraph" style:parent-style-name="Standard">
      <style:text-properties fo:color="#ff0000" loext:opacity="100%" style:font-name="Libre Franklin Medium" fo:font-size="11pt" officeooo:paragraph-rsid="0025564f" style:font-size-asian="11pt" style:font-size-complex="11pt"/>
    </style:style>
    <style:style style:name="P26" style:family="paragraph" style:parent-style-name="Standard">
      <style:text-properties fo:color="#ff0000" loext:opacity="100%" style:font-name="Libre Franklin Medium" fo:font-size="11pt" officeooo:paragraph-rsid="00263a0c" style:font-size-asian="11pt" style:font-size-complex="11pt"/>
    </style:style>
    <style:style style:name="P27" style:family="paragraph" style:parent-style-name="Standard">
      <style:text-properties fo:color="#ff0000" loext:opacity="100%" style:font-name="Libre Franklin Medium" fo:font-size="11pt" officeooo:paragraph-rsid="00290373" style:font-size-asian="11pt" style:font-size-complex="11pt"/>
    </style:style>
    <style:style style:name="P28" style:family="paragraph" style:parent-style-name="Standard">
      <style:text-properties fo:color="#ff0000" loext:opacity="100%" style:font-name="Libre Franklin Medium" fo:font-size="11pt" officeooo:paragraph-rsid="002a60a6" style:font-size-asian="11pt" style:font-size-complex="11pt"/>
    </style:style>
    <style:style style:name="P29" style:family="paragraph" style:parent-style-name="Standard">
      <style:text-properties fo:color="#ff0000" loext:opacity="100%" style:font-name="Libre Franklin Medium" fo:font-size="11pt" officeooo:paragraph-rsid="002ab907" style:font-size-asian="11pt" style:font-size-complex="11pt"/>
    </style:style>
    <style:style style:name="P30" style:family="paragraph" style:parent-style-name="Standard">
      <style:text-properties fo:color="#ff0000" loext:opacity="100%" style:font-name="Libre Franklin Medium" fo:font-size="10pt" officeooo:paragraph-rsid="0021da07" style:font-size-asian="8.75pt" style:font-size-complex="10pt"/>
    </style:style>
    <style:style style:name="P31" style:family="paragraph" style:parent-style-name="Standard">
      <style:text-properties fo:color="#ff0000" loext:opacity="100%" style:font-name="Libre Franklin Medium" fo:font-size="10pt" officeooo:paragraph-rsid="0025564f" style:font-size-asian="8.75pt" style:font-size-complex="10pt"/>
    </style:style>
    <style:style style:name="P32" style:family="paragraph" style:parent-style-name="Standard">
      <style:text-properties fo:color="#ff0000" loext:opacity="100%" style:font-name="Libre Franklin Medium" fo:font-size="10pt" officeooo:paragraph-rsid="00263a0c" style:font-size-asian="8.75pt" style:font-size-complex="10pt"/>
    </style:style>
    <style:style style:name="P33" style:family="paragraph" style:parent-style-name="Standard">
      <style:text-properties fo:color="#ff0000" loext:opacity="100%" style:font-name="Libre Franklin Medium" fo:font-size="10pt" officeooo:paragraph-rsid="00290373" style:font-size-asian="8.75pt" style:font-size-complex="10pt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fo:font-size="11pt" style:font-size-asian="11pt" style:font-size-complex="11pt"/>
    </style:style>
    <style:style style:name="T3" style:family="text">
      <style:text-properties fo:color="#ff0000" loext:opacity="100%" fo:font-size="11pt" officeooo:rsid="001fe40f" style:font-size-asian="11pt" style:font-size-complex="11pt"/>
    </style:style>
    <style:style style:name="T4" style:family="text">
      <style:text-properties fo:color="#ff0000" loext:opacity="100%" fo:font-size="11pt" officeooo:rsid="00290373" style:font-size-asian="11pt" style:font-size-complex="11pt"/>
    </style:style>
    <style:style style:name="T5" style:family="text">
      <style:text-properties fo:color="#ff0000" loext:opacity="100%" style:font-name="Libre Franklin SemiBold" officeooo:rsid="0025564f"/>
    </style:style>
    <style:style style:name="T6" style:family="text">
      <style:text-properties officeooo:rsid="001fe40f"/>
    </style:style>
    <style:style style:name="T7" style:family="text">
      <style:text-properties fo:color="#808080" loext:opacity="100%"/>
    </style:style>
    <style:style style:name="T8" style:family="text">
      <style:text-properties officeooo:rsid="0021da07"/>
    </style:style>
    <style:style style:name="T9" style:family="text">
      <style:text-properties officeooo:rsid="00235cd3"/>
    </style:style>
    <style:style style:name="T10" style:family="text">
      <style:text-properties officeooo:rsid="0025564f"/>
    </style:style>
    <style:style style:name="T11" style:family="text">
      <style:text-properties officeooo:rsid="00263a0c"/>
    </style:style>
    <style:style style:name="T12" style:family="text">
      <style:text-properties officeooo:rsid="0027be8f"/>
    </style:style>
    <style:style style:name="T13" style:family="text">
      <style:text-properties officeooo:rsid="00290373"/>
    </style:style>
    <style:style style:name="T14" style:family="text">
      <style:text-properties officeooo:rsid="002a60a6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BENDICIÓN DEL AGUA</text:p>
      <text:p text:style-name="P19">De Liturgia Bautismal de la Vigilia Pascual</text:p>
      <text:p text:style-name="P2"/>
      <text:section text:style-name="Sect1" text:name="Sección1">
        <text:p text:style-name="P22"><text:s text:c="8"/><text:span text:style-name="T6">Lam</text:span></text:p>
        <text:p text:style-name="P9"><text:span text:style-name="T1">P.</text:span> <text:s text:c="3"/>Oh Dios,</text:p>
        <text:p text:style-name="P22"><text:span text:style-name="T6"><text:s text:c="8"/>Rem <text:s text:c="75"/>Mi7</text:span></text:p>
        <text:p text:style-name="P9"><text:s text:c="8"/>que <text:span text:style-name="T6">con tu poder creaste todo de la nada</text:span>,</text:p>
        <text:p text:style-name="P23"><text:s text:c="41"/><text:span text:style-name="T6">Rem</text:span> <text:s text:c="31"/><text:span text:style-name="T6">M</text:span>i7</text:p>
        <text:p text:style-name="P1"><text:s text:c="8"/><text:span text:style-name="T6">y,</text:span> <text:span text:style-name="T6">desde el comienzo de la creación,</text:span></text:p>
        <text:p text:style-name="P23"><text:s text:c="14"/><text:span text:style-name="T6">Fa</text:span> <text:s text:c="44"/><text:span text:style-name="T6">M</text:span>i7</text:p>
        <text:p text:style-name="P1"><text:s text:c="8"/><text:span text:style-name="T6">hiciste el hombre a tu imagen,</text:span></text:p>
        <text:p text:style-name="P23"><text:s text:c="7"/><text:span text:style-name="T8">Lam</text:span></text:p>
        <text:p text:style-name="P1"><text:s text:c="8"/><text:span text:style-name="T8">le diste la ayuda inseparable de la mujer</text:span>,</text:p>
        <text:p text:style-name="P23"><text:s text:c="8"/><text:span text:style-name="T8">Rem</text:span></text:p>
        <text:p text:style-name="P1"><text:s text:c="8"/><text:span text:style-name="T8">de modo que ya no fuesen dos,</text:span></text:p>
        <text:p text:style-name="P24"><text:s text:c="42"/><text:span text:style-name="T6">M</text:span>i7</text:p>
        <text:p text:style-name="P10"><text:s text:c="8"/><text:span text:style-name="T8">sino una sola carne</text:span><text:span text:style-name="T6">,</text:span></text:p>
        <text:p text:style-name="P23"><text:s text:c="22"/><text:span text:style-name="T8">Fa</text:span></text:p>
        <text:p text:style-name="P17"><text:s text:c="8"/><text:span text:style-name="T8">enseñándonos que nunca sera</text:span></text:p>
        <text:p text:style-name="P8"/>
        <text:p text:style-name="P17"><text:span text:style-name="T8"><text:s text:c="8"/>licito separar</text:span>,</text:p>
        <text:p text:style-name="P23"><text:s text:c="81"/><text:span text:style-name="T8">M</text:span>i7</text:p>
        <text:p text:style-name="P1"><text:s text:c="8"/><text:span text:style-name="T8">lo que quisiste fuera una sola cosa</text:span>.</text:p>
        <text:p text:style-name="P1"/>
        <text:p text:style-name="P24"><text:s text:c="8"/><text:span text:style-name="T6">Lam</text:span></text:p>
        <text:p text:style-name="P10"><text:span text:style-name="T7"><text:s text:c="3"/></text:span><text:s text:c="5"/>Oh Dios,</text:p>
        <text:p text:style-name="P24"><text:span text:style-name="T6"><text:s text:c="8"/>Rem</text:span></text:p>
        <text:p text:style-name="P1"><text:s text:c="8"/><text:span text:style-name="T8">que consagraste la alianza matrimonial</text:span></text:p>
        <text:p text:style-name="P24"><text:span text:style-name="T6"><text:s text:c="46"/>Mi7</text:span></text:p>
        <text:p text:style-name="P1"><text:s text:c="8"/><text:span text:style-name="T8">con un gran Misterio</text:span></text:p>
        <text:p text:style-name="P24"><text:span text:style-name="T6"><text:s text:c="14"/></text:span><text:span text:style-name="T8">Fa</text:span></text:p>
        <text:p text:style-name="P1"><text:s text:c="8"/><text:span text:style-name="T8">y has querido prefigurar en el matrimonio</text:span></text:p>
        <text:p text:style-name="P24"><text:span text:style-name="T6"><text:s text:c="69"/>Mi7</text:span></text:p>
        <text:p text:style-name="P1"><text:s text:c="8"/><text:span text:style-name="T8">la unión de Cristo con la Iglesia</text:span>.</text:p>
        <text:p text:style-name="P1"/>
        <text:p text:style-name="P1"/>
        <text:p text:style-name="P1"/>
        <text:p text:style-name="P1"/>
        <text:p text:style-name="P24"><text:s text:c="9"/><text:span text:style-name="T6">Lam</text:span></text:p>
        <text:p text:style-name="P10"><text:span text:style-name="T7"><text:s text:c="4"/></text:span><text:s text:c="5"/>Oh Dios,</text:p>
        <text:p text:style-name="P24"><text:span text:style-name="T6"><text:s text:c="8"/>Rem <text:s text:c="43"/>Mi7</text:span></text:p>
        <text:p text:style-name="P10"><text:s text:c="8"/><text:span text:style-name="T8">que unes la mujer al varón</text:span>,</text:p>
        <text:p text:style-name="P24"><text:s text:c="15"/><text:span text:style-name="T6">Rem</text:span></text:p>
        <text:p text:style-name="P10"><text:s text:c="8"/><text:span text:style-name="T6">y</text:span> <text:span text:style-name="T8">otorgas a esta unión,</text:span></text:p>
        <text:p text:style-name="P24"><text:s text:c="67"/><text:span text:style-name="T6">M</text:span>i7</text:p>
        <text:p text:style-name="P10"><text:span text:style-name="T8"><text:s text:c="8"/>establecida desde el principio,</text:span></text:p>
        <text:p text:style-name="P24"><text:s text:c="13"/><text:span text:style-name="T6">Fa</text:span></text:p>
        <text:p text:style-name="P10"><text:s text:c="8"/><text:span text:style-name="T8">la única bendición que no fue abolida</text:span></text:p>
        <text:p text:style-name="P30"/>
        <text:p text:style-name="P10"><text:s text:c="8"/><text:span text:style-name="T8">ni por la pena del pecado original,</text:span></text:p>
        <text:p text:style-name="P24"><text:s text:c="59"/><text:span text:style-name="T6">M</text:span>i7</text:p>
        <text:p text:style-name="P10"><text:s text:c="8"/><text:span text:style-name="T8">ni por el castigo del diluvio.</text:span></text:p>
        <text:p text:style-name="P24"><text:s text:c="79"/><text:span text:style-name="T9">Lam</text:span></text:p>
        <text:p text:style-name="P10"><text:s text:c="8"/><text:span text:style-name="T9">Mira con bondad a estos hijos tuyos,</text:span></text:p>
        <text:p text:style-name="P24"><text:s text:c="22"/><text:span text:style-name="T9">Sol <text:s text:c="28"/>Fa</text:span></text:p>
        <text:p text:style-name="P10"><text:s text:c="8"/><text:span text:style-name="T9">que</text:span>, <text:span text:style-name="T9">unidos en matrimonio,</text:span></text:p>
        <text:p text:style-name="P24"><text:s text:c="81"/><text:span text:style-name="T12">M</text:span>i</text:p>
        <text:p text:style-name="P10"><text:s text:c="8"/><text:span text:style-name="T9">piden ser unidos con tu bendición:</text:span></text:p>
        <text:p text:style-name="P25"><text:span text:style-name="T6"><text:s text:c="8"/></text:span><text:span text:style-name="T10">La</text:span><text:span text:style-name="T6">m</text:span></text:p>
        <text:p text:style-name="P17"><text:s text:c="8"/><text:span text:style-name="T10">Envía sobre ellos la gracia</text:span></text:p>
        <text:p text:style-name="P28"><text:span text:style-name="T6"><text:s text:c="37"/></text:span><text:span text:style-name="T10">Sol</text:span></text:p>
        <text:p text:style-name="P17"><text:span text:style-name="T10"><text:s text:c="8"/>del Espíritu Santo,</text:span></text:p>
        <text:p text:style-name="P31"/>
        <text:p text:style-name="P11"><text:s text:c="8"/><text:span text:style-name="T10">para que tu amor</text:span><text:span text:style-name="T6">,</text:span></text:p>
        <text:p text:style-name="P25"><text:span text:style-name="T6"><text:s text:c="61"/></text:span><text:span text:style-name="T10">La</text:span><text:span text:style-name="T6">m</text:span></text:p>
        <text:p text:style-name="P11"><text:span text:style-name="T10"><text:s text:c="8"/>derramado en sus corazones,</text:span></text:p>
        <text:p text:style-name="P25"><text:s text:c="61"/><text:span text:style-name="T10">Sol</text:span></text:p>
        <text:p text:style-name="P11"><text:s text:c="8"/><text:span text:style-name="T10">les haga permanecer fieles</text:span></text:p>
        <text:p text:style-name="P25"><text:s text:c="52"/><text:span text:style-name="T8">Lam</text:span></text:p>
        <text:p text:style-name="P11"><text:s text:c="8"/><text:span text:style-name="T10">en la alianza conyugal.</text:span></text:p>
        <text:p text:style-name="P4"/>
        <text:p text:style-name="P4"/>
        <text:p text:style-name="P4"/>
        <text:p text:style-name="P4"/>
        <text:p text:style-name="P25"><text:soft-page-break/><text:s text:c="8"/><text:span text:style-name="T10">La</text:span><text:span text:style-name="T8">m <text:s text:c="47"/></text:span><text:span text:style-name="T10">Sol</text:span></text:p>
        <text:p text:style-name="P11"><text:s text:c="8"/><text:span text:style-name="T10">Abunde en tu hija </text:span><text:span text:style-name="T5">NOMBRE</text:span><text:span text:style-name="T10">,</text:span></text:p>
        <text:p text:style-name="P25"><text:s text:c="55"/><text:span text:style-name="T10">Lam</text:span></text:p>
        <text:p text:style-name="P11"><text:s text:c="8"/><text:span text:style-name="T10">el don del amor y la paz</text:span><text:span text:style-name="T6">,</text:span></text:p>
        <text:p text:style-name="P25"><text:s text:c="95"/><text:span text:style-name="T10">Sol</text:span></text:p>
        <text:p text:style-name="P11"><text:s text:c="8"/><text:span text:style-name="T8">e </text:span><text:span text:style-name="T10">imite los ejemplos de las santas mujeres,</text:span></text:p>
        <text:p text:style-name="P25"><text:s text:c="88"/><text:span text:style-name="T10">Lam</text:span></text:p>
        <text:p text:style-name="P11"><text:s text:c="8"/><text:span text:style-name="T10">cuyas alabanzas proclama la Escritura</text:span>.</text:p>
        <text:p text:style-name="P1"/>
        <text:p text:style-name="P26"><text:s text:c="8"/><text:span text:style-name="T10">La</text:span><text:span text:style-name="T8">m</text:span></text:p>
        <text:p text:style-name="P12"><text:s text:c="8"/><text:span text:style-name="T11">Confié en ella el corazón de</text:span><text:span text:style-name="T10"> </text:span><text:span text:style-name="T5">NOMBRE</text:span><text:span text:style-name="T10">,</text:span></text:p>
        <text:p text:style-name="P26"><text:span text:style-name="T8"><text:s text:c="20"/></text:span><text:span text:style-name="T10">Sol</text:span></text:p>
        <text:p text:style-name="P13"><text:s text:c="8"/>su esposo,</text:p>
        <text:p text:style-name="P32"/>
        <text:p text:style-name="P12"><text:s text:c="8"/><text:span text:style-name="T12">y, teniéndola por copartícipe y coheredera</text:span></text:p>
        <text:p text:style-name="P26"><text:s text:c="89"/><text:span text:style-name="T12">Fa</text:span></text:p>
        <text:p text:style-name="P12"><text:s text:c="8"/><text:span text:style-name="T12">de una misma gracia y una misma vida</text:span><text:span text:style-name="T10">,</text:span></text:p>
        <text:p text:style-name="P5"/>
        <text:p text:style-name="P12"><text:s text:c="8"/><text:span text:style-name="T12">la respete y ame siempre</text:span></text:p>
        <text:p text:style-name="P26"><text:s text:c="64"/><text:span text:style-name="T12">Mi</text:span></text:p>
        <text:p text:style-name="P12"><text:s text:c="8"/><text:span text:style-name="T12">como Cristo ama a su Iglesia</text:span>.</text:p>
        <text:p text:style-name="P3"/>
        <text:p text:style-name="P27"><text:s text:c="8"/><text:span text:style-name="T6">Lam</text:span></text:p>
        <text:p text:style-name="P14"><text:span text:style-name="T7"><text:s text:c="3"/></text:span><text:s text:c="5"/><text:span text:style-name="T13">Y ahora,</text:span> <text:span text:style-name="T13">Señor</text:span>,</text:p>
        <text:p text:style-name="P27"><text:span text:style-name="T6"><text:s text:c="8"/>Rem</text:span></text:p>
        <text:p text:style-name="P18"><text:s text:c="8"/><text:span text:style-name="T13">te pedimos también</text:span></text:p>
        <text:p text:style-name="P29"><text:span text:style-name="T6"><text:s text:c="45"/>Mi7</text:span></text:p>
        <text:p text:style-name="P18"><text:span text:style-name="T13"><text:s text:c="8"/>que estos hijos tuyos:</text:span></text:p>
        <text:p text:style-name="P27"><text:span text:style-name="T6"><text:s text:c="8"/>Rem</text:span></text:p>
        <text:p text:style-name="P18"><text:s text:c="8"/><text:span text:style-name="T13">permanezcan en la fe</text:span></text:p>
        <text:p text:style-name="P29"><text:span text:style-name="T6"><text:s text:c="45"/>Mi7</text:span></text:p>
        <text:p text:style-name="P18"><text:span text:style-name="T13"><text:s text:c="8"/>y amen tus preceptos;</text:span></text:p>
        <text:p text:style-name="P27"><text:span text:style-name="T6"><text:s text:c="8"/></text:span><text:span text:style-name="T13">Lam</text:span></text:p>
        <text:p text:style-name="P14"><text:s text:c="8"/><text:span text:style-name="T13">que, unidos en Matrimonio,</text:span></text:p>
        <text:p text:style-name="P33"/>
        <text:p text:style-name="P14"><text:s text:c="8"/><text:span text:style-name="T13">sean ejemplo </text:span></text:p>
        <text:p text:style-name="P27"><text:span text:style-name="T6"><text:s text:c="75"/></text:span><text:span text:style-name="T13">Sol</text:span></text:p>
        <text:p text:style-name="P14"><text:span text:style-name="T13"><text:s text:c="8"/>por la integridad de sus costumbre;</text:span></text:p>
        <text:p text:style-name="P6"/>
        <text:p text:style-name="P14"><text:s text:c="8"/><text:span text:style-name="T13">y, fortalecidos con el poder del Evangelio,</text:span></text:p>
        <text:p text:style-name="P1"><text:span text:style-name="T4"/></text:p>
        <text:p text:style-name="P16"><text:s text:c="8"/>manifiesten a todos</text:p>
        <text:p text:style-name="P17"><text:span text:style-name="T3"><text:s text:c="49"/></text:span><text:span text:style-name="T2">Lam</text:span></text:p>
        <text:p text:style-name="P16"><text:s text:c="8"/><text:span text:style-name="T14">el </text:span>testimonio de Cristo;</text:p>
        <text:p text:style-name="P33"/>
        <text:p text:style-name="P14"><text:s text:c="8"/><text:span text:style-name="T13">que su unión sea fecunda,</text:span></text:p>
        <text:p text:style-name="P27"><text:s text:c="68"/><text:span text:style-name="T13">Sol</text:span></text:p>
        <text:p text:style-name="P14"><text:s text:c="8"/><text:span text:style-name="T13">sean padres de probado virtud</text:span><text:span text:style-name="T6">,</text:span></text:p>
        <text:p text:style-name="P27"><text:s text:c="76"/><text:span text:style-name="T13">Lam</text:span></text:p>
        <text:p text:style-name="P14"><text:s text:c="8"/><text:span text:style-name="T13">vean ambos los hijos de sus hijos</text:span><text:span text:style-name="T10">,</text:span></text:p>
        <text:p text:style-name="P33"/>
        <text:p text:style-name="P14"><text:s text:c="8"/><text:span text:style-name="T13">y, después de una feliz ancianidad</text:span></text:p>
        <text:p text:style-name="P27"><text:s text:c="35"/><text:span text:style-name="T13">Sol</text:span> <text:s text:c="41"/><text:span text:style-name="T13">F</text:span><text:span text:style-name="T10">a</text:span></text:p>
        <text:p text:style-name="P14"><text:s text:c="8"/><text:span text:style-name="T13">lleguen a la vida de los bienaventurados</text:span></text:p>
        <text:p text:style-name="P27"><text:s text:c="48"/><text:span text:style-name="T13">Mi7</text:span></text:p>
        <text:p text:style-name="P15"><text:s text:c="8"/>en el reino celestial.</text:p>
        <text:p text:style-name="P7"/>
        <text:p text:style-name="P27"><text:s text:c="53"/>Lam</text:p>
        <text:p text:style-name="P15"><text:s text:c="8"/>Por Cristo nuestro Señor,</text:p>
        <text:p text:style-name="P3"/>
        <text:p text:style-name="P23"><text:s text:c="34"/><text:span text:style-name="T13">Sol</text:span> <text:s text:c="9"/><text:span text:style-name="T13">Lam</text:span></text:p>
        <text:p text:style-name="P20">A. <text:s text:c="3"/>AMÉN, AMÉN, AMÉN.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adornments="Medium" style:font-pitch="variable"/>
    <style:font-face style:name="Libre Franklin SemiBold" svg:font-family="'Libre Franklin SemiBold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Micro Hei Mono" svg:font-family="'WenQuanYi Micro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NI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1-04T10:47:54.966319738</meta:creation-date>
    <dc:date>2023-02-03T18:30:41.506688586</dc:date>
    <meta:editing-duration>PT1H19M30S</meta:editing-duration>
    <meta:editing-cycles>13</meta:editing-cycles>
    <meta:generator>LibreOffice/7.4.5.1$Linux_X86_64 LibreOffice_project/40$Build-1</meta:generator>
    <meta:document-statistic meta:table-count="0" meta:image-count="0" meta:object-count="0" meta:page-count="2" meta:paragraph-count="112" meta:word-count="373" meta:character-count="4607" meta:non-whitespace-character-count="1621"/>
  </office:meta>
</office:document-meta>
</file>